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15cm" style:rel-column-width="972*"/>
    </style:style>
    <style:style style:name="Tableau1.B" style:family="table-column">
      <style:table-column-properties style:column-width="1.685cm" style:rel-column-width="955*"/>
    </style:style>
    <style:style style:name="Tableau1.C" style:family="table-column">
      <style:table-column-properties style:column-width="1.575cm" style:rel-column-width="893*"/>
    </style:style>
    <style:style style:name="Tableau1.D" style:family="table-column">
      <style:table-column-properties style:column-width="1.824cm" style:rel-column-width="1034*"/>
    </style:style>
    <style:style style:name="Tableau1.E" style:family="table-column">
      <style:table-column-properties style:column-width="1.7cm" style:rel-column-width="964*"/>
    </style:style>
    <style:style style:name="Tableau1.F" style:family="table-column">
      <style:table-column-properties style:column-width="1.513cm" style:rel-column-width="858*"/>
    </style:style>
    <style:style style:name="Tableau1.G" style:family="table-column">
      <style:table-column-properties style:column-width="1.778cm" style:rel-column-width="1008*"/>
    </style:style>
    <style:style style:name="Tableau1.H" style:family="table-column">
      <style:table-column-properties style:column-width="1.808cm" style:rel-column-width="1025*"/>
    </style:style>
    <style:style style:name="Tableau1.A1" style:family="table-cell">
      <style:table-cell-properties fo:background-color="#ccffcc" fo:padding="0.097cm" fo:border-left="0.002cm solid #000000" fo:border-right="none" fo:border-top="0.002cm solid #000000" fo:border-bottom="0.002cm solid #000000">
        <style:background-image/>
      </style:table-cell-properties>
    </style:style>
    <style:style style:name="Tableau1.J1" style:family="table-cell">
      <style:table-cell-properties fo:background-color="#ccffcc"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J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4pt" fo:language="fr" fo:country="FR" style:text-underline-style="solid" style:text-underline-width="auto" style:text-underline-color="font-color" fo:font-weight="bold" style:font-size-asian="14pt" style:font-weight-asian="bold" style:font-size-complex="14pt"/>
    </style:style>
    <style:style style:name="P2" style:family="paragraph" style:parent-style-name="Standard">
      <style:text-properties fo:language="fr" fo:country="FR"/>
    </style:style>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list-style-name="L1">
      <style:text-properties style:text-underline-style="solid" style:text-underline-width="auto" style:text-underline-color="font-color" fo:font-weight="normal" style:font-weight-asian="normal" style:font-weight-complex="normal"/>
    </style:style>
    <style:style style:name="P5" style:family="paragraph" style:parent-style-name="Standard" style:list-style-name="L1"/>
    <style:style style:name="P6" style:family="paragraph" style:parent-style-name="Standard" style:list-style-name="L1">
      <style:text-properties style:text-underline-style="none"/>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List_20_Paragraph" style:list-style-name="WWNum2">
      <style:text-properties fo:language="fr" fo:country="FR"/>
    </style:style>
    <style:style style:name="P9" style:family="paragraph" style:parent-style-name="List_20_Paragraph" style:list-style-name="WWNum2">
      <style:paragraph-properties fo:margin-left="0cm" fo:margin-right="0cm" fo:text-indent="0cm" style:auto-text-indent="false"/>
      <style:text-properties fo:language="fr" fo:country="FR"/>
    </style:style>
    <style:style style:name="P10" style:family="paragraph" style:parent-style-name="Table_20_Contents">
      <style:text-properties fo:font-size="11pt" style:font-size-asian="11pt" style:font-size-complex="11pt"/>
    </style:style>
    <style:style style:name="T1"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language="fr" fo:country="FR"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fo:color="#ff950e"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Fusion</text:span></text:p>
      <text:p text:style-name="P1"/>
      <text:p text:style-name="P1"/>
      <text:p text:style-name="P1">Récapitulatif</text:p>
      <text:p text:style-name="P1"/>
      <text:p text:style-name="P2"><text:s/>‘’table1.csv’’ (contient les 30 332 démissionnaires de l’organisme bancaire, pour la période allant de 1999 à 2006).</text:p>
      <text:p text:style-name="P2">‘’table2.csv’’ (échantillon aléatoire de 15 022 sociétaires de la banque, incluant des démissionnaires et des sociétaires actuels).</text:p>
      <text:p text:style-name="P2">Le but de cette partie de l’analyse et d’établir le niveau d’importance des variables (colonnes) vis-à-vis de l’analyse ainsi que la liste des possibles nettoyages à faire sur les données en pratique (lignes).</text:p>
      <text:p text:style-name="P2">Dans le tableau suivant :</text:p>
      <text:list xml:id="list4875576734713195179" text:style-name="WWNum2">
        <text:list-item>
          <text:p text:style-name="P8">Si la variable est barrée, elle est exclue</text:p>
        </text:list-item>
        <text:list-item>
          <text:p text:style-name="P8">Si elle ne l’est pas elle est conservée.</text:p>
        </text:list-item>
        <text:list-item>
          <text:p text:style-name="P8">Le commentaire indique la justification du choix à chaque fois</text:p>
          <text:p text:style-name="P9"/>
        </text:list-item>
      </text:list>
      <text:p text:style-name="P2"><text:s/>Une des étapes futures concernant ces attributs, sera la sélection des différentes valeurs que peuvent prendre ces attributs (élimination d’une part moins importante pour chaque attribut).</text:p>
      <text:p text:style-name="Standard"/>
      <text:p text:style-name="Standard"/>
      <text:p text:style-name="Standard"><text:span text:style-name="T2">Action à réaliser</text:span></text:p>
      <text:p text:style-name="Standard"/>
      <text:list xml:id="list3510620594987876556" text:style-name="L1">
        <text:list-item>
          <text:p text:style-name="P5">Les deux tables sont éclatées, nous allons donc les fusionner</text:p>
          <text:list>
            <text:list-item>
              <text:p text:style-name="P5">Comment ? </text:p>
              <text:list>
                <text:list-item>
                  <text:p text:style-name="P5">L'objectif est de conserver les informations essentielles tout en allégeant les données en éliminant les attributs redondants ou non nécessaires. </text:p>
                </text:list-item>
              </text:list>
            </text:list-item>
          </text:list>
        </text:list-item>
        <text:list-item>
          <text:p text:style-name="P3">Etapes :</text:p>
          <text:list>
            <text:list-item>
              <text:p text:style-name="P3">Création de l'attribut "DEMISSION" commun aux deux tables <text:span text:style-name="T6">(à verifier car deuxieme possibilité en gardant CDMOTDEM et mettant NaN pour les non démissionnaire, ça permet de garder l'information sur les motifs tout en fusionnant)</text:span></text:p>
              <text:list>
                <text:list-item>
                  <text:p text:style-name="P5">Remplace les colonnes CDMOTDEM et CDDEM par ce nouvel attribut</text:p>
                </text:list-item>
                <text:list-item>
                  <text:p text:style-name="P5">DEMISSION prend la valeur 1 si le client est un démissionnaire (CDDEM = 1 ou une date de démission éxiste)</text:p>
                </text:list-item>
                <text:list-item>
                  <text:p text:style-name="P5">DEMISSION prend la valeur 0 si le client est toujours actif ou non-démissionnaire</text:p>
                </text:list-item>
                <text:list-item>
                  <text:p text:style-name="P5">Cette fusion permettre de garder une vue globale des démissionnaires tout en réduisant l'information redondante sur les motifs de démission (perte d'information sur les motifs spéciiques de démission, mais conservation de l'information essentielle)</text:p>
                </text:list-item>
              </text:list>
            </text:list-item>
            <text:list-item>
              <text:p text:style-name="P3">Colonnes à conserver après fusion :</text:p>
              <text:list>
                <text:list-item>
                  <text:p text:style-name="P5">MTREV : Montant des revenus, essentiel et commun aux deux tables.</text:p>
                </text:list-item>
                <text:list-item>
                  <text:p text:style-name="P5">NBENF : Nombre d'enfants, un marqueur descriptif pertinent.</text:p>
                </text:list-item>
                <text:list-item>
                  <text:p text:style-name="P5">CDSITFAM : Situation familiale, également un marqueur descriptif important pour l'analyse des comportements des sociétaires.</text:p>
                </text:list-item>
                <text:list-item>
                  <text:p text:style-name="P5">DTADH : Date d'adhésion à l'organisme bancaire, utile pour calculer la durée d'adhésion.</text:p>
                </text:list-item>
                <text:list-item>
                  <text:p text:style-name="P5">CDTMT : Statut du sociétaire, commun aux deux tables, il fournit une information directe sur la catégorie de chaque sociétaire.</text:p>
                </text:list-item>
                <text:list-item>
                  <text:p text:style-name="P5">CDCATCL : Type de client, un autre marqueur direct et commun qui doit être conservé.</text:p>
                </text:list-item>
                <text:list-item>
                  <text:p text:style-name="P5"><text:soft-page-break/>AGEAD : Âge à l'adhésion, une information importante pour les analyses démographiques, calculée à partir de DTNAIS dans la deuxième table.</text:p>
                </text:list-item>
                <text:list-item>
                  <text:p text:style-name="P5">DTDEM : Date de démission (ou 31/12/1900 pour les non-démissionnaires), pour identifier la fin de l’adhésion.</text:p>
                </text:list-item>
              </text:list>
            </text:list-item>
            <text:list-item>
              <text:p text:style-name="P3">Colonnes à conserver après fusion :</text:p>
              <text:list>
                <text:list-item>
                  <text:p text:style-name="P6">ID : Identifiant unique, non commun aux deux tables et non nécessaire pour la prédiction.</text:p>
                </text:list-item>
                <text:list-item>
                  <text:p text:style-name="P6">ANNEEDEM : Exclue car elle peut être calculée à partir de DTDEM.</text:p>
                </text:list-item>
                <text:list-item>
                  <text:p text:style-name="P6">AGEDEM : Exclue car calculable à partir de AGEAD et DTDEM.</text:p>
                </text:list-item>
                <text:list-item>
                  <text:p text:style-name="P6">ADH : Exclue car recalculable en soustrayant DTADH de DTDEM (durée de l'adhésion).</text:p>
                </text:list-item>
                <text:list-item>
                  <text:p text:style-name="P6">RANGAGEAD, RANGAGEDEM, RANGADH, RANGDEM : Redondants avec les âges et les durées calculées. Ils seront recalculables si nécessaire.</text:p>
                </text:list-item>
              </text:list>
            </text:list-item>
            <text:list-item>
              <text:p text:style-name="P3">Ajout des colonnes communes manquantes :</text:p>
              <text:list>
                <text:list-item>
                  <text:p text:style-name="P6">Dans la deuxième table, la colonne DTNAIS (date de naissance) permet de recalculer l'âge à l'adhésion (AGEAD) et l'âge à la démission (AGEDEM).</text:p>
                </text:list-item>
              </text:list>
            </text:list-item>
            <text:list-item>
              <text:p text:style-name="P3">Méthode de fusion des tables :</text:p>
              <text:list>
                <text:list-item>
                  <text:p text:style-name="P6">Jointure externe (Outer Join) sur les attributs communs : Car permet de ne pas perdre d'information et de conserver toutes les lignes des deux tables, que le client soit toujours actif ou démissionnaire.</text:p>
                </text:list-item>
                <text:list-item>
                  <text:p text:style-name="P6">L'attribut DEMISSION sera utilisé comme critère principal pour distringuer les clients qui ont démissionné et ceux qui sont encore actifs.</text:p>
                </text:list-item>
              </text:list>
            </text:list-item>
            <text:list-item>
              <text:p text:style-name="P4">Potentiel table final (après fusion) :</text:p>
              <text:p text:style-name="P4"/>
            </text:list-item>
          </text:list>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E" table:number-columns-repeated="2"/>
        <table:table-row>
          <table:table-cell table:style-name="Tableau1.A1" office:value-type="string">
            <text:p text:style-name="P10">CDSEXE</text:p>
          </table:table-cell>
          <table:table-cell table:style-name="Tableau1.A1" office:value-type="string">
            <text:p text:style-name="Table_20_Contents">MTREV</text:p>
          </table:table-cell>
          <table:table-cell table:style-name="Tableau1.A1" office:value-type="string">
            <text:p text:style-name="Table_20_Contents">NBENF</text:p>
          </table:table-cell>
          <table:table-cell table:style-name="Tableau1.A1" office:value-type="string">
            <text:p text:style-name="Table_20_Contents">CDSITFAM</text:p>
          </table:table-cell>
          <table:table-cell table:style-name="Tableau1.A1" office:value-type="string">
            <text:p text:style-name="Table_20_Contents">DTADH</text:p>
          </table:table-cell>
          <table:table-cell table:style-name="Tableau1.A1" office:value-type="string">
            <text:p text:style-name="Table_20_Contents">CDTMT</text:p>
          </table:table-cell>
          <table:table-cell table:style-name="Tableau1.A1" office:value-type="string">
            <text:p text:style-name="Table_20_Contents">CDCATCL</text:p>
          </table:table-cell>
          <table:table-cell table:style-name="Tableau1.A1" office:value-type="string">
            <text:p text:style-name="Table_20_Contents">AGEAD</text:p>
          </table:table-cell>
          <table:table-cell table:style-name="Tableau1.A1" office:value-type="string">
            <text:p text:style-name="Table_20_Contents">DTDEM</text:p>
          </table:table-cell>
          <table:table-cell table:style-name="Tableau1.J1" office:value-type="string">
            <text:p text:style-name="Table_20_Contents">DEMISSION</text:p>
          </table:table-cell>
        </table:table-row>
        <table:table-row>
          <table:table-cell table:style-name="Tableau1.A2" office:value-type="string">
            <text:p text:style-name="Table_20_Contents">Sexe</text:p>
          </table:table-cell>
          <table:table-cell table:style-name="Tableau1.A2" office:value-type="string">
            <text:p text:style-name="Table_20_Contents">Revenus</text:p>
          </table:table-cell>
          <table:table-cell table:style-name="Tableau1.A2" office:value-type="string">
            <text:p text:style-name="Table_20_Contents">Enfants</text:p>
          </table:table-cell>
          <table:table-cell table:style-name="Tableau1.A2" office:value-type="string">
            <text:p text:style-name="Table_20_Contents">Situation familiale</text:p>
          </table:table-cell>
          <table:table-cell table:style-name="Tableau1.A2" office:value-type="string">
            <text:p text:style-name="Table_20_Contents">Date d'adhésion</text:p>
          </table:table-cell>
          <table:table-cell table:style-name="Tableau1.A2" office:value-type="string">
            <text:p text:style-name="Table_20_Contents">Statut</text:p>
          </table:table-cell>
          <table:table-cell table:style-name="Tableau1.A2" office:value-type="string">
            <text:p text:style-name="Table_20_Contents">Type de client</text:p>
          </table:table-cell>
          <table:table-cell table:style-name="Tableau1.A2" office:value-type="string">
            <text:p text:style-name="Table_20_Contents">Age à l'adhésion</text:p>
          </table:table-cell>
          <table:table-cell table:style-name="Tableau1.A2" office:value-type="string">
            <text:p text:style-name="Table_20_Contents">Date de démission</text:p>
          </table:table-cell>
          <table:table-cell table:style-name="Tableau1.J2" office:value-type="string">
            <text:p text:style-name="Table_20_Contents">0 ou 1 (démissionnaire)</text:p>
          </table:table-cell>
        </table:table-row>
      </table:table>
      <text:list xml:id="list34473697" text:continue-numbering="true" text:style-name="L1">
        <text:list-item>
          <text:list>
            <text:list-item>
              <text:list>
                <text:list-header>
                  <text:p text:style-name="P6"/>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4M12S</meta:editing-duration>
    <meta:editing-cycles>26</meta:editing-cycles>
    <meta:generator>OpenOffice/4.1.15$Win32 OpenOffice.org_project/4115m2$Build-9813</meta:generator>
    <dc:date>2024-10-07T14:20:22.08</dc:date>
    <meta:document-statistic meta:table-count="1" meta:image-count="0" meta:object-count="0" meta:page-count="2" meta:paragraph-count="61" meta:word-count="633" meta:character-count="3901"/>
    <meta:user-defined meta:name="Info 1"/>
    <meta:user-defined meta:name="Info 2"/>
    <meta:user-defined meta:name="Info 3"/>
    <meta:user-defined meta:name="Info 4"/>
  </office:meta>
</office:document-meta>
</file>